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b4d7" officeooo:paragraph-rsid="000ab4d7"/>
    </style:style>
    <style:style style:name="P2" style:family="paragraph" style:parent-style-name="Standard">
      <style:text-properties fo:font-size="14pt" style:text-underline-style="none" officeooo:rsid="000ab4d7" officeooo:paragraph-rsid="000ab4d7"/>
    </style:style>
    <style:style style:name="P3" style:family="paragraph" style:parent-style-name="Standard">
      <style:text-properties fo:font-size="14pt" style:text-underline-style="none" officeooo:rsid="000c42a1" officeooo:paragraph-rsid="000c42a1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c42a1" officeooo:paragraph-rsid="000c42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42a1"/>
    </style:style>
    <style:style style:name="T3" style:family="text">
      <style:text-properties officeooo:rsid="000da8d3"/>
    </style:style>
    <style:style style:name="T4" style:family="text">
      <style:text-properties officeooo:rsid="000f2b01"/>
    </style:style>
    <style:style style:name="T5" style:family="text">
      <style:text-properties officeooo:rsid="000f66e8"/>
    </style:style>
    <style:style style:name="T6" style:family="text">
      <style:text-properties officeooo:rsid="00100e44"/>
    </style:style>
    <style:style style:name="T7" style:family="text">
      <style:text-properties officeooo:rsid="0010b5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: Listar Libros.</text:span></text:p>
      <text:p text:style-name="P2">- 1) <text:span text:style-name="T2">El cliente solicita el listado de libros a través de la página.</text:span></text:p>
      <text:p text:style-name="P2">- <text:span text:style-name="T2">2) La página solicita al sistema interno el listado de libros.</text:span></text:p>
      <text:p text:style-name="P2">- <text:span text:style-name="T2">3) El sistema interno obtiene el listado de libros de la base de datos, y se la devuelve a la página.</text:span></text:p>
      <text:p text:style-name="P2">- <text:span text:style-name="T2">4) La página le muestra el listado al cliente.</text:span></text:p>
      <text:p text:style-name="P2">- <text:span text:style-name="T2">5) El cliente puede filtrar los libros que se le muestran utilizando diferentes criterios a lo que la página responderá mostrando solo los libros que cumplan esos criterios.</text:span></text:p>
      <text:p text:style-name="P2"/>
      <text:p text:style-name="P4">Caso de uso: Realizar Pedido:</text:p>
      <text:p text:style-name="P3">- 1) <text:span text:style-name="T3">El cliente solicita realizar un pedido de libros.</text:span></text:p>
      <text:p text:style-name="P3">- <text:span text:style-name="T4">2) La página solicita al sistema interno que gestione el pedido de libros del cliente.</text:span></text:p>
      <text:p text:style-name="P3">- <text:span text:style-name="T4">3) El sistema interno verifica si el cliente está autenticado.</text:span></text:p>
      <text:p text:style-name="P3">- <text:span text:style-name="T5">4) El sistema interno le solicita a la página las preferencias de envío del pedido del cliente.</text:span></text:p>
      <text:p text:style-name="P3">- <text:span text:style-name="T5">5) La página le solicita al cliente las preferencias de envío para su pedido.</text:span></text:p>
      <text:p text:style-name="P3">- <text:span text:style-name="T5">6) El sistema interno le solicita a la página las opciones de empaquetado del pedido del cliente.</text:span></text:p>
      <text:p text:style-name="P3">- <text:span text:style-name="T5">7) La página le solicita al cliente las opciones de empaquetado para su pedido.</text:span></text:p>
      <text:p text:style-name="P3">- <text:span text:style-name="T5">8) El sistema interno verifica si todos los libros solicitados se encuentran con stock.</text:span></text:p>
      <text:p text:style-name="P3">- <text:span text:style-name="T5">9) El sistema interno le envía la solicitud del pedido del cliente al sistema de envíos.</text:span></text:p>
      <text:p text:style-name="P3">- <text:span text:style-name="T5">10) El sistema de envíos responde la solicitud del pedido con una respuesta afirmativa o negativa.</text:span></text:p>
      <text:p text:style-name="P3">- <text:span text:style-name="T6">3.1) Si el usuario no está autenticado, el sistema interno le solicita a la página que ingrese sesión.</text:span></text:p>
      <text:p text:style-name="P3">- <text:span text:style-name="T7">3.2) La página le muestra al usuario la página para iniciar sesió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12T19:05:59.994000000</meta:creation-date>
    <dc:date>2022-09-12T19:26:24.804000000</dc:date>
    <meta:editing-duration>PT20M25S</meta:editing-duration>
    <meta:editing-cycles>9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9" meta:word-count="281" meta:character-count="1528" meta:non-whitespace-character-count="1266"/>
  </office:meta>
</office:document-meta>
</file>